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E000001C2E538FB54.png" manifest:media-type="image/png"/>
  <manifest:file-entry manifest:full-path="Pictures/10000000000002EE000001C29DAE2B7C.png" manifest:media-type="image/png"/>
  <manifest:file-entry manifest:full-path="Pictures/10000000000002EE000001C2632719B6.png" manifest:media-type="image/png"/>
  <manifest:file-entry manifest:full-path="Pictures/10000000000002EE000001C2177C652A.png" manifest:media-type="image/png"/>
  <manifest:file-entry manifest:full-path="Pictures/10000000000002EE000001C2BDFDA141.png" manifest:media-type="image/png"/>
  <manifest:file-entry manifest:full-path="Pictures/10000000000002EE000001C2233A7CA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3" style:family="graphic" style:parent-style-name="standard">
      <style:graphic-properties draw:stroke="dash" draw:stroke-dash="Ultrafine_20_Dashed" svg:stroke-color="#000000"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3cm" fo:min-width="0cm"/>
    </style:style>
    <style:style style:name="gr6" style:family="graphic" style:parent-style-name="standard">
      <style:graphic-properties draw:stroke="none" draw:fill="none" fo:min-height="0.1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9cm" fo:min-width="0cm"/>
    </style:style>
    <style:style style:name="gr8" style:family="graphic" style:parent-style-name="objectwithoutfill">
      <style:graphic-properties draw:stroke="dash" draw:stroke-dash="Ultrafine_20_Dashed" draw:fill="none" draw:textarea-vertical-align="middl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line-height="100%" fo:text-align="center"/>
    </style:style>
    <style:style style:name="P5" style:family="paragraph">
      <style:paragraph-properties fo:line-height="200%" fo:text-align="center"/>
      <style:text-properties style:text-position="sub 58%" fo:font-size="16pt" style:font-size-asian="16pt" style:font-weight-asian="normal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287cm" svg:height="3.599cm" svg:x="5.064cm" svg:y="13.657cm">
          <draw:image xlink:href="Pictures/10000000000002EE000001C2233A7CA9.png" xlink:type="simple" xlink:show="embed" xlink:actuate="onLoad">
            <text:p/>
          </draw:image>
        </draw:frame>
        <draw:frame draw:style-name="gr1" draw:text-style-name="P1" draw:layer="layout" svg:width="6.582cm" svg:height="2.286cm" svg:x="2.419cm" svg:y="2.486cm">
          <draw:image xlink:href="Pictures/10000000000002EE000001C2177C652A.png" xlink:type="simple" xlink:show="embed" xlink:actuate="onLoad">
            <text:p/>
          </draw:image>
        </draw:frame>
        <draw:frame draw:style-name="gr1" draw:text-style-name="P1" draw:layer="layout" svg:width="6.979cm" svg:height="2.248cm" svg:x="10.779cm" svg:y="2.524cm">
          <draw:image xlink:href="Pictures/10000000000002EE000001C2BDFDA141.png" xlink:type="simple" xlink:show="embed" xlink:actuate="onLoad">
            <text:p/>
          </draw:image>
        </draw:frame>
        <draw:frame draw:style-name="gr1" draw:text-style-name="P1" draw:layer="layout" svg:width="5.08cm" svg:height="1.905cm" svg:x="7.604cm" svg:y="4.937cm">
          <draw:image xlink:href="Pictures/10000000000002EE000001C2632719B6.png" xlink:type="simple" xlink:show="embed" xlink:actuate="onLoad">
            <text:p/>
          </draw:image>
        </draw:frame>
        <draw:line draw:style-name="gr2" draw:text-style-name="P1" draw:layer="layout" svg:x1="5.572cm" svg:y1="4.683cm" svg:x2="5.572cm" svg:y2="6.842cm">
          <text:p/>
        </draw:line>
        <draw:frame draw:style-name="gr1" draw:text-style-name="P1" draw:layer="layout" svg:width="6.672cm" svg:height="5.08cm" svg:x="2.397cm" svg:y="6.715cm">
          <draw:image xlink:href="Pictures/10000000000002EE000001C29DAE2B7C.png" xlink:type="simple" xlink:show="embed" xlink:actuate="onLoad">
            <text:p/>
          </draw:image>
        </draw:frame>
        <draw:frame draw:style-name="gr1" draw:text-style-name="P1" draw:layer="layout" svg:width="6.858cm" svg:height="4.826cm" svg:x="11.033cm" svg:y="6.842cm">
          <draw:image xlink:href="Pictures/10000000000002EE000001C2E538FB54.png" xlink:type="simple" xlink:show="embed" xlink:actuate="onLoad">
            <text:p/>
          </draw:image>
        </draw:frame>
        <draw:line draw:style-name="gr2" draw:text-style-name="P1" draw:layer="layout" svg:x1="14.589cm" svg:y1="4.683cm" svg:x2="14.589cm" svg:y2="7.096cm">
          <text:p/>
        </draw:line>
        <draw:custom-shape draw:style-name="gr3" draw:text-style-name="P1" draw:layer="layout" svg:width="0.381cm" svg:height="9.345cm" draw:transform="rotate (-1.5707963267949) translate (15.092cm 11.668cm)">
          <text:p/>
          <draw:enhanced-geometry svg:viewBox="0 0 21600 21600" draw:mirror-horizontal="tru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2" draw:text-style-name="P1" draw:layer="layout" svg:x1="10.144cm" svg:y1="12.049cm" svg:x2="10.144cm" svg:y2="13.7cm">
          <text:p/>
        </draw:line>
        <draw:frame draw:style-name="gr4" draw:text-style-name="P2" draw:layer="layout" svg:width="1.016cm" svg:height="0.762cm" svg:x="5.318cm" svg:y="1.851cm">
          <draw:text-box>
            <text:p><text:span text:style-name="T1">X</text:span></text:p>
          </draw:text-box>
        </draw:frame>
        <draw:frame draw:style-name="gr5" draw:text-style-name="P3" draw:layer="layout" svg:width="2.44cm" svg:height="0.645cm" svg:x="13.192cm" svg:y="1.968cm">
          <draw:text-box>
            <text:p><text:span text:style-name="T2">X:observed</text:span></text:p>
          </draw:text-box>
        </draw:frame>
        <draw:frame draw:style-name="gr6" draw:text-style-name="P3" draw:layer="layout" svg:width="2.098cm" svg:height="0.645cm" svg:x="4.275cm" svg:y="6.07cm">
          <draw:text-box>
            <text:p><text:span text:style-name="T2">X * K</text:span></text:p>
          </draw:text-box>
        </draw:frame>
        <draw:frame draw:style-name="gr5" draw:text-style-name="P3" draw:layer="layout" svg:width="2.866cm" svg:height="0.645cm" svg:x="14.616cm" svg:y="6.389cm">
          <draw:text-box>
            <text:p><text:span text:style-name="T2">X:observed * K</text:span></text:p>
          </draw:text-box>
        </draw:frame>
        <draw:frame draw:style-name="gr7" draw:text-style-name="P3" draw:layer="layout" svg:width="4.482cm" svg:height="2.221cm" svg:x="10.107cm" svg:y="11.541cm">
          <draw:text-box>
            <text:p><text:span text:style-name="T2">Divide,</text:span></text:p>
            <text:p><text:span text:style-name="T2"/></text:p>
            <text:p><text:span text:style-name="T2"/></text:p>
            <text:p><text:span text:style-name="T2"/></text:p>
            <text:p><text:span text:style-name="T2">Kernel Regression</text:span></text:p>
          </draw:text-box>
        </draw:frame>
        <draw:frame draw:style-name="gr5" draw:text-style-name="P3" draw:layer="layout" svg:width="2.44cm" svg:height="0.645cm" svg:x="9.092cm" svg:y="6.569cm">
          <draw:text-box>
            <text:p><text:span text:style-name="T2">Kernel</text:span></text:p>
          </draw:text-box>
        </draw:frame>
        <draw:line draw:style-name="gr8" draw:text-style-name="P1" draw:layer="layout" svg:x1="7.477cm" svg:y1="5.699cm" svg:x2="5.572cm" svg:y2="5.699cm">
          <text:p/>
        </draw:line>
        <draw:line draw:style-name="gr8" draw:text-style-name="P1" draw:layer="layout" svg:x1="12.43cm" svg:y1="5.826cm" svg:x2="14.589cm" svg:y2="5.826cm">
          <text:p/>
        </draw:line>
        <draw:custom-shape draw:style-name="gr9" draw:text-style-name="P5" draw:layer="layout" svg:width="0.508cm" svg:height="0.508cm" svg:x="5.318cm" svg:y="5.472cm">
          <text:p text:style-name="P4"><text:span text:style-name="T3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508cm" svg:height="0.508cm" svg:x="14.318cm" svg:y="5.572cm">
          <text:p text:style-name="P4"><text:span text:style-name="T3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508cm" svg:height="0.508cm" svg:x="9.918cm" svg:y="11.872cm">
          <text:p text:style-name="P4"><text:span text:style-name="T3">/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zavian Narges</meta:initial-creator>
    <meta:creation-date>2015-09-15T17:28:53.179897510</meta:creation-date>
    <dc:date>2015-09-16T19:31:56.496712586</dc:date>
    <dc:creator>Razavian Narges</dc:creator>
    <meta:editing-duration>PT20M3S</meta:editing-duration>
    <meta:editing-cycles>7</meta:editing-cycles>
    <meta:generator>LibreOffice/4.2.8.2$Linux_X86_64 LibreOffice_project/420$Build-2</meta:generator>
    <meta:document-statistic meta:object-count="21"/>
  </office:meta>
</office:document-meta>
</file>